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2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9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05cm" fo:min-width="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P6" style:family="paragraph">
      <loext:graphic-properties draw:fill="solid" draw:fill-color="#ffffff"/>
      <style:paragraph-properties fo:text-align="center"/>
      <style:text-properties fo:color="#000000" fo:font-size="24pt" style:font-size-asian="24pt" style:font-size-complex="24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style:style style:name="T3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13cm" svg:height="6cm" svg:x="17cm" svg:y="6cm">
          <text:p text:style-name="P4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15cm">
          <text:p text:style-name="P4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6cm" svg:x="17cm" svg:y="24cm">
          <text:p text:style-name="P4"><text:span text:style-name="T2">Eigenes Program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4cm" svg:height="6cm" svg:x="1.9cm" svg:y="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cm" svg:height="6cm" svg:x="33cm" svg:y="6cm">
          <text:p text:style-name="P4"><text:span text:style-name="T2">Au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9.1cm" svg:height="4.3cm" svg:x="23.1cm" svg:y="9cm">
          <text:p text:style-name="P4"><text:span text:style-name="T3">Lasse alle LEDs mit</text:span></text:p>
          <text:p text:style-name="P4"><text:span text:style-name="T3">derselben</text:span></text:p>
          <text:p text:style-name="P4"><text:span text:style-name="T3">Farbe leuchten.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9.1cm" svg:height="4.3cm" svg:x="3.6cm" svg:y="19.7cm">
          <text:p text:style-name="P4"><text:span text:style-name="T3">Hier stellst Du die</text:span></text:p>
          <text:p text:style-name="P4"><text:span text:style-name="T3">Farbe für die LEDs</text:span></text:p>
          <text:p text:style-name="P4"><text:span text:style-name="T3">am Saum ein.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9.1cm" svg:height="4.3cm" svg:x="37.9cm" svg:y="17.7cm">
          <text:p text:style-name="P4"><text:span text:style-name="T3">Probiere einige</text:span></text:p>
          <text:p text:style-name="P4"><text:span text:style-name="T3">Effekte aus.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9.1cm" svg:height="4.3cm" svg:x="37.8cm" svg:y="26.7cm">
          <text:p text:style-name="P4"><text:span text:style-name="T3">Starte dein eigenes</text:span></text:p>
          <text:p text:style-name="P4"><text:span text:style-name="T3">Programm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8-01-11T08:41:38.021000000</dc:date>
    <meta:editing-duration>PT35M51S</meta:editing-duration>
    <meta:editing-cycles>10</meta:editing-cycles>
    <meta:generator>LibreOffice/5.3.7.2$Windows_X86_64 LibreOffice_project/6b8ed514a9f8b44d37a1b96673cbbdd077e24059</meta:generator>
    <meta:document-statistic meta:object-count="19"/>
  </office:meta>
</office:document-meta>
</file>